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LiSong Pro" svg:font-family="'LiSong Pro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font-size="14pt" officeooo:paragraph-rsid="000b5120" style:font-size-asian="14pt" style:font-size-complex="14pt"/>
    </style:style>
    <style:style style:name="P2" style:family="paragraph" style:parent-style-name="Text_20_body">
      <style:paragraph-properties fo:line-height="150%"/>
      <style:text-properties fo:font-size="14pt" officeooo:paragraph-rsid="000ee7b7" style:font-size-asian="14pt" style:font-size-complex="14pt"/>
    </style:style>
    <style:style style:name="P3" style:family="paragraph" style:parent-style-name="Text_20_body">
      <style:paragraph-properties fo:line-height="150%"/>
      <style:text-properties fo:font-size="14pt" officeooo:paragraph-rsid="001218f0" style:font-size-asian="14pt" style:font-size-complex="14pt"/>
    </style:style>
    <style:style style:name="P4" style:family="paragraph" style:parent-style-name="Text_20_body">
      <style:text-properties fo:font-size="14pt" officeooo:paragraph-rsid="0009db49" style:font-size-asian="14pt" style:font-size-complex="14pt"/>
    </style:style>
    <style:style style:name="P5" style:family="paragraph" style:parent-style-name="Heading_20_3">
      <style:text-properties officeooo:paragraph-rsid="000b5120"/>
    </style:style>
    <style:style style:name="P6" style:family="paragraph" style:parent-style-name="Heading_20_3">
      <style:text-properties officeooo:paragraph-rsid="000ee7b7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2">
      <loext:graphic-properties draw:fill="none"/>
      <style:paragraph-properties fo:margin-left="3.6cm" fo:margin-right="0cm" fo:margin-top="0.252cm" fo:margin-bottom="0.111cm" loext:contextual-spacing="false" fo:text-align="start" style:justify-single-word="false" fo:text-indent="-3.2cm" style:auto-text-indent="false" fo:background-color="transparent" fo:keep-with-next="always"/>
      <style:text-properties fo:font-size="14pt" officeooo:paragraph-rsid="000ee7b7" style:font-size-asian="14pt" style:font-size-complex="14pt"/>
    </style:style>
    <style:style style:name="P10" style:family="paragraph" style:parent-style-name="Heading_20_2" style:master-page-name="">
      <loext:graphic-properties draw:fill="none"/>
      <style:paragraph-properties fo:margin-left="3.6cm" fo:margin-right="0cm" fo:margin-top="0.252cm" fo:margin-bottom="0.111cm" loext:contextual-spacing="false" fo:text-align="start" style:justify-single-word="false" fo:text-indent="-3.2cm" style:auto-text-indent="false" style:page-number="auto" fo:background-color="transparent" fo:keep-with-next="always"/>
      <style:text-properties fo:font-size="14pt" officeooo:paragraph-rsid="000ee7b7" style:font-size-asian="14pt" style:font-size-complex="14pt"/>
    </style:style>
    <style:style style:name="T1" style:family="text">
      <style:text-properties officeooo:rsid="0006b01d"/>
    </style:style>
    <style:style style:name="T2" style:family="text">
      <style:text-properties officeooo:rsid="0009d3e8"/>
    </style:style>
    <style:style style:name="T3" style:family="text">
      <style:text-properties officeooo:rsid="000b5120"/>
    </style:style>
    <style:style style:name="T4" style:family="text">
      <style:text-properties officeooo:rsid="000ee7b7"/>
    </style:style>
    <style:style style:name="T5" style:family="text">
      <style:text-properties officeooo:rsid="00157e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選研之友第二次籌備會議</text:h>
      <text:h text:style-name="P8" text:outline-level="2">時間：<text:span text:style-name="T1">2019年1月16日</text:span></text:h>
      <text:h text:style-name="P10" text:outline-level="2">出席者：劉義周、游清鑫、蔡佳泓、周應龍、高世垣、蕭錦炎、</text:h>
      <text:h text:style-name="P9" text:outline-level="2"><text:s text:c="16"/>蔡偉祺</text:h>
      <text:h text:style-name="Heading_20_2" text:outline-level="2">討論事項：</text:h>
      <text:h text:style-name="Heading_20_3" text:outline-level="3"><text:span text:style-name="T3">1</text:span>.選研之友運作方式</text:h>
      <text:p text:style-name="P4">說明：規劃在五月二十五日舉行會員大會，互推執行委員以及會長，並且通過組織章程。如何分工通知會員？</text:p>
      <text:h text:style-name="P5" text:outline-level="3"><text:span text:style-name="T3">2</text:span>. 選研之友正式中英文名稱</text:h>
      <text:p text:style-name="P1">說明：目前臉書社團、<text:span text:style-name="T2">LINE</text:span>名稱為「選研之友」，是否需要更名？以及英文名稱？例如選研之友會？</text:p>
      <text:h text:style-name="Heading_20_3" text:outline-level="3">3. <text:s/>選研之友經費來源以及用途</text:h>
      <text:p text:style-name="P3">說明：是否參考各校系友會，以會費、捐款、銷售紀念品為主要經費來源？用途為自辦或與選研中心合辦之學術活動、聯誼活動、聯絡會員？</text:p>
      <text:h text:style-name="P6" text:outline-level="3"><text:span text:style-name="T4">4</text:span>. <text:s/>選研三十週年活動</text:h>
      <text:p text:style-name="P2">說明：五月二十四日整天、五月二十五日上午舉行學術研討會。目前體育組還在確認五月二十五日的壘球場地使用狀況，是否有其他聯誼活動？五月二十五日晚上聚餐地點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LiSong Pro" svg:font-family="'LiSong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LiSong Pro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vx" fo:country="CG" style:letter-kerning="true" style:font-name-asian="LiSong Pro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eiti TC" style:font-family-asian="'Heiti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09:27:26.778036873</meta:creation-date>
    <dc:date>2019-01-16T11:13:30.442126106</dc:date>
    <meta:editing-duration>PT54M40S</meta:editing-duration>
    <meta:editing-cycles>12</meta:editing-cycles>
    <meta:generator>LibreOffice/5.3.4.2$MacOSX_X86_64 LibreOffice_project/f82d347ccc0be322489bf7da61d7e4ad13fe2ff3</meta:generator>
    <meta:document-statistic meta:table-count="0" meta:image-count="0" meta:object-count="0" meta:page-count="1" meta:paragraph-count="13" meta:word-count="328" meta:character-count="360" meta:non-whitespace-character-count="339"/>
  </office:meta>
</office:document-meta>
</file>